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IEW OF EACH SANCTUARY (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VIEW OF EACH SANCTUARY (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arthly sanctuary (9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earthly sanctuary (9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formation (9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formation (9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objects in the Tabernacle (9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overseers of the Tabernacle (9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earthly sanctuary (9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formation (9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llustration (9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REVIEW OF EACH SANCTUARY (9:1-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earthly sanctuary (9:1-10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heavenly sanctuary (9:11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heavenly sanctuary (9:11-15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erson offering the sacrifice (9: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reciousness of the sacrifice (9:12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ermanence of the sacrifice (9:12a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ower of the sacrifice (9:12c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REVIEW OF EACH SANCTUARY (9:1-1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earthly sanctuary (9:1-1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heavenly sanctuary (9:11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ebrews 9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REVIEW OF EACH SANCTUARY (9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RATIFICATION OF EACH SANCTUARY (9:16-2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RATIFICATION OF EACH SANCTUARY (9:16-28):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earthly sanctuary (9:16-22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earthly sanctuary (9:16-22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prinkler of this blood (9:16-19a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ource of this blood (9:19b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ummary of this blood (9:20-2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RATIFICATION OF EACH SANCTUARY (9:16-2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earthly sanctuary (9:16-2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heavenly sanctuary (9:23-2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heavenly sanctuary (9:23-28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prinkler of this blood (9: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urce of this blood (9:25-2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ummary of this blood (9:24, 26b-2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ummary of this blood (9:24, 26b-2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 once appeared to die for us (9:26b-28a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 now appears to pray for us (9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He will appear to rule over us (9:28b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heavenly sanctuary (9:23-28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prinkler of this blood (9: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ource of this blood (9:25-26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summary of this blood (9:24, 26b-2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THE RATIFICATION OF EACH SANCTUARY (9:16-28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earthly sanctuary (9:16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heavenly sanctuary (9:23-2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Hebrews 9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THE REVIEW OF EACH SANCTUARY (9:1-15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THE RATIFICATION OF EACH SANCTUARY (9:16-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9 </dc:title>
    <meta:initial-creator>David STRICKLAND</meta:initial-creator>
    <dc:creator>David STRICKLAND</dc:creator>
    <meta:creation-date>2020-02-22T17:32:12Z</meta:creation-date>
    <dc:date>2020-02-22T17:32:12Z</dc:date>
    <meta:template xlink:href="BibleStudy" xlink:type="simple"/>
    <meta:editing-cycles>1</meta:editing-cycles>
    <meta:editing-duration>PT0S</meta:editing-duration>
    <meta:document-statistic meta:paragraph-count="53" meta:word-count="413"/>
  </office:meta>
</office:document-meta>
</file>